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ny" style:master-page-name="MP0" style:family="paragraph">
      <style:paragraph-properties fo:break-before="page" fo:text-align="center"/>
      <style:text-properties fo:font-style="italic" style:font-style-asian="italic" style:font-style-complex="italic" fo:font-size="14pt" style:font-size-asian="14pt" style:font-size-complex="14pt" fo:language="en" fo:country="US"/>
    </style:style>
    <style:style style:name="P2" style:parent-style-name="Normalny" style:family="paragraph">
      <style:text-properties fo:font-size="12pt" style:font-size-asian="12pt" style:font-size-complex="12pt" fo:language="pl" fo:country="PL"/>
    </style:style>
    <style:style style:name="P3" style:parent-style-name="Akapitzlistą" style:list-style-name="LFO1" style:family="paragraph">
      <style:text-properties fo:font-size="12pt" style:font-size-asian="12pt" style:font-size-complex="12pt" fo:language="pl" fo:country="PL"/>
    </style:style>
    <style:style style:name="P4" style:parent-style-name="Normalny" style:family="paragraph">
      <style:text-properties fo:font-size="12pt" style:font-size-asian="12pt" style:font-size-complex="12pt" fo:language="pl" fo:country="PL"/>
    </style:style>
    <style:style style:name="P5" style:parent-style-name="Akapitzlistą" style:list-style-name="LFO1" style:family="paragraph">
      <style:text-properties fo:font-size="12pt" style:font-size-asian="12pt" style:font-size-complex="12pt" fo:language="pl" fo:country="PL"/>
    </style:style>
    <style:style style:name="P6" style:parent-style-name="Normalny" style:family="paragraph">
      <style:text-properties fo:font-size="12pt" style:font-size-asian="12pt" style:font-size-complex="12pt" fo:language="pl" fo:country="PL"/>
    </style:style>
    <style:style style:name="P7" style:parent-style-name="Akapitzlistą" style:list-style-name="LFO1" style:family="paragraph">
      <style:text-properties fo:font-size="12pt" style:font-size-asian="12pt" style:font-size-complex="12pt" fo:language="pl" fo:country="PL"/>
    </style:style>
    <style:style style:name="P8" style:parent-style-name="Normalny" style:family="paragraph">
      <style:text-properties fo:font-size="12pt" style:font-size-asian="12pt" style:font-size-complex="12pt" fo:language="pl" fo:country="PL"/>
    </style:style>
    <style:style style:name="P9" style:parent-style-name="Normalny" style:family="paragraph">
      <style:text-properties fo:font-size="12pt" style:font-size-asian="12pt" style:font-size-complex="12pt" fo:language="pl" fo:country="PL"/>
    </style:style>
    <style:style style:name="P10" style:parent-style-name="Akapitzlistą" style:list-style-name="LFO1" style:family="paragraph">
      <style:text-properties fo:font-size="12pt" style:font-size-asian="12pt" style:font-size-complex="12pt" fo:language="pl" fo:country="PL"/>
    </style:style>
    <style:style style:name="P11" style:parent-style-name="Normalny" style:family="paragraph">
      <style:text-properties fo:font-size="12pt" style:font-size-asian="12pt" style:font-size-complex="12pt" fo:language="pl" fo:country="PL"/>
    </style:style>
    <style:style style:name="P12" style:parent-style-name="Normalny" style:family="paragraph">
      <style:text-properties fo:font-size="12pt" style:font-size-asian="12pt" style:font-size-complex="12pt" fo:language="pl" fo:country="PL"/>
    </style:style>
    <style:style style:name="P13" style:parent-style-name="Normalny" style:family="paragraph">
      <style:text-properties fo:font-size="12pt" style:font-size-asian="12pt" style:font-size-complex="12pt" fo:language="pl" fo:country="PL"/>
    </style:style>
    <style:style style:name="P14" style:parent-style-name="Normalny" style:family="paragraph">
      <style:text-properties fo:font-size="12pt" style:font-size-asian="12pt" style:font-size-complex="12pt" fo:language="pl" fo:country="PL"/>
    </style:style>
    <style:style style:name="P15" style:parent-style-name="Normalny" style:family="paragraph">
      <style:text-properties fo:font-size="12pt" style:font-size-asian="12pt" style:font-size-complex="12pt" fo:language="pl" fo:country="PL"/>
    </style:style>
    <style:style style:name="P16" style:parent-style-name="Normalny" style:family="paragraph">
      <style:text-properties fo:font-size="12pt" style:font-size-asian="12pt" style:font-size-complex="12pt" fo:language="pl" fo:country="PL"/>
    </style:style>
    <style:style style:name="P17" style:parent-style-name="Normalny" style:family="paragraph">
      <style:text-properties fo:font-size="12pt" style:font-size-asian="12pt" style:font-size-complex="12pt" fo:language="pl" fo:country="PL"/>
    </style:style>
    <style:style style:name="P18" style:parent-style-name="Normalny" style:family="paragraph">
      <style:text-properties fo:font-size="12pt" style:font-size-asian="12pt" style:font-size-complex="12pt" fo:language="pl" fo:country="PL"/>
    </style:style>
    <style:style style:name="P19" style:parent-style-name="Normalny" style:family="paragraph">
      <style:text-properties fo:font-size="12pt" style:font-size-asian="12pt" style:font-size-complex="12pt" fo:language="pl" fo:country="PL"/>
    </style:style>
    <style:style style:name="P20" style:parent-style-name="Normalny" style:family="paragraph">
      <style:text-properties fo:font-size="12pt" style:font-size-asian="12pt" style:font-size-complex="12pt" fo:language="pl" fo:country="PL"/>
    </style:style>
    <style:style style:name="P21" style:parent-style-name="Normalny" style:family="paragraph">
      <style:text-properties fo:font-size="12pt" style:font-size-asian="12pt" style:font-size-complex="12pt" fo:language="pl" fo:country="PL"/>
    </style:style>
    <style:style style:name="P22" style:parent-style-name="Normalny" style:family="paragraph">
      <style:text-properties fo:font-size="12pt" style:font-size-asian="12pt" style:font-size-complex="12pt" fo:language="pl" fo:country="PL"/>
    </style:style>
    <style:style style:name="P23" style:parent-style-name="Normalny" style:family="paragraph">
      <style:text-properties fo:font-size="12pt" style:font-size-asian="12pt" style:font-size-complex="12pt" fo:language="pl" fo:country="PL"/>
    </style:style>
    <style:style style:name="T24" style:parent-style-name="Domyślnaczcionkaakapitu" style:family="text">
      <style:text-properties fo:font-size="12pt" style:font-size-asian="12pt" style:font-size-complex="12pt" fo:language="pl" fo:country="PL"/>
    </style:style>
  </office:automatic-styles>
  <office:body>
    <office:text text:use-soft-page-breaks="true">
      <text:p text:style-name="P1">HeapSort</text:p>
      <text:p text:style-name="P2">Tablica: [4, 9, 2, 7, 1, 5, 8, 3, 6, 10]</text:p>
      <text:list text:style-name="LFO1" text:continue-numbering="true">
        <text:list-item>
          <text:p text:style-name="P3">Budowa kopca: Pierwszym krokiem jest przekształcenie tablicy w kopiec. W celu tego sortowania używamy kopca typu maksymalnego (max heap). Budowa kopca zaczyna się od ostatniego rodzica w drzewie.</text:p>
        </text:list-item>
      </text:list>
      <text:p text:style-name="P4">Tablica po przekształceniu w kopiec: [10, 9, 8, 7, 6, 5, 2, 3, 4, 1]<text:s/>W tym momencie największy element (10) znajduje się na szczycie kopca.</text:p>
      <text:list text:style-name="LFO1" text:continue-numbering="true">
        <text:list-item>
          <text:p text:style-name="P5">Sortowanie: Teraz zamieniamy pierwszy element (największy w kopcu) z ostatnim elementem tablicy i zmniejszamy rozmiar kopca o 1.</text:p>
        </text:list-item>
      </text:list>
      <text:p text:style-name="P6">Tablica po zamianie: [1, 9, 8, 7, 6, 5, 2, 3, 4, 10]</text:p>
      <text:list text:style-name="LFO1" text:continue-numbering="true">
        <text:list-item>
          <text:p text:style-name="P7">Naprawa kopca: Po zamianie elementów, naprawiamy kopiec, aby przywrócić jego własność maksymalności. Wykonujemy procedurę zwane "naprawą kopca" (heapify) od korzenia (indeks 0) do końca kopca (aktualny rozmiar kopca).</text:p>
        </text:list-item>
      </text:list>
      <text:p text:style-name="P8">Tablica po naprawie kopca: [9, 7, 8, 3, 6, 5, 2, 1, 4, 10]</text:p>
      <text:p text:style-name="P9">Teraz największy element (9) znajduje się na szczycie kopca.</text:p>
      <text:list text:style-name="LFO1" text:continue-numbering="true">
        <text:list-item>
          <text:p text:style-name="P10">Powtarzanie: Powtarzamy kroki 3-4, aż do posortowania wszystkich elementów.</text:p>
        </text:list-item>
      </text:list>
      <text:p text:style-name="P11">Tablica po kolejnej zamianie i naprawie kopca: [1, 7, 8, 3, 6, 5, 2, 9, 4, 10]</text:p>
      <text:p text:style-name="P12">Tablica po kolejnej zamianie i naprawie kopca: [8, 7, 5, 3, 6, 1, 2, 9, 4, 10]</text:p>
      <text:p text:style-name="P13">Tablica po kolejnej zamianie i naprawie kopca: [7, 6, 5, 3, 4, 1, 2, 8, 9, 10]</text:p>
      <text:p text:style-name="P14">Tablica po kolejnej zamianie i naprawie kopca: [6, 4, 5, 3, 2, 1, 7, 8, 9, 10]</text:p>
      <text:p text:style-name="P15">Tablica po kolejnej zamianie i naprawie kopca: [5, 4, 1, 3, 2, 6, 7, 8, 9, 10]</text:p>
      <text:p text:style-name="P16">Tablica po kolejnej zamianie i naprawie kopca: [4, 3, 1, 2, 5, 6, 7, 8, 9, 10]</text:p>
      <text:p text:style-name="P17">Tablica po kolejnej zamianie i naprawie kopca: [3, 2, 1, 4, 5, 6, 7, 8, 9, 10]</text:p>
      <text:p text:style-name="P18">Tablica po kolejnej zamianie i naprawie kopca: [2, 1, 3, 4, 5, 6, 7, 8, 9, 10]</text:p>
      <text:p text:style-name="P19">Tablica po kolejnej zamianie i naprawie kopca: [1, 2, 3, 4, 5, 6, 7, 8, 9, 10]</text:p>
      <text:p text:style-name="P20"/>
      <text:p text:style-name="P21">Zakończenie: Tablica została posortowana w kolejności rosnącej.</text:p>
      <text:p text:style-name="P22">Posortowana tablica: [1, 2, 3, 4, 5, 6, 7, 8, 9, 10]</text:p>
      <text:p text:style-name="P23"/>
      <text:p text:style-name="Normalny"><text:span text:style-name="T24">W każdym kroku algorytmu, największy element zostaje przenoszony na odpowiednie miejsce w tablicy poprzez zamianę z ostatnim elementem. Następnie, rozmiar kopca jest zmniejszany, a pozostałe elementy są naprawiane w celu przywrócenia własności maksymalności kopca.<text:s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Akapitzlistą" style:display-name="Akapit z listą" style:family="paragraph" style:parent-style-name="Normalny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Anhelina Belavezha</meta:initial-creator>
    <dc:creator>Anhelina Belavezha</dc:creator>
    <meta:creation-date>2023-05-25T12:37:00Z</meta:creation-date>
    <dc:date>2023-05-25T12:41:00Z</dc:date>
    <meta:template xlink:href="Normal" xlink:type="simple"/>
    <meta:editing-cycles>2</meta:editing-cycles>
    <meta:editing-duration>PT240S</meta:editing-duration>
    <meta:document-statistic meta:page-count="1" meta:paragraph-count="4" meta:word-count="310" meta:character-count="2074" meta:row-count="14" meta:non-whitespace-character-count="1768"/>
  </office:meta>
</office:document-meta>
</file>